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15.89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83mm"/>
    </style:style>
    <style:style style:name="co8" style:family="table-column">
      <style:table-column-properties fo:break-before="auto" style:column-width="35.58mm"/>
    </style:style>
    <style:style style:name="co9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/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3" office:value-type="date" office:date-value="2016-06-21T16:45:00" calcext:value-type="date">
            <text:p>21.06.16 16:45</text:p>
          </table:table-cell>
          <table:table-cell table:style-name="ce5"/>
          <table:table-cell table:style-name="ce2" table:number-columns-repeated="1012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DE0008469008</text:p>
          </table:table-cell>
          <table:table-cell office:value-type="float" office:value="846900" calcext:value-type="float">
            <text:p>846900</text:p>
          </table:table-cell>
          <table:table-cell office:value-type="float" office:value="10015.54" calcext:value-type="float">
            <text:p>10015,54</text:p>
          </table:table-cell>
          <table:table-cell office:value-type="float" office:value="0.54" calcext:value-type="float">
            <text:p>0,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5"/>
          <table:table-cell table:style-name="ce4"/>
          <table:table-cell table:style-name="ce5"/>
          <table:table-cell table:style-name="ce2" table:number-columns-repeated="1012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US0079031078</text:p>
          </table:table-cell>
          <table:table-cell office:value-type="float" office:value="863186" calcext:value-type="float">
            <text:p>863186</text:p>
          </table:table-cell>
          <table:table-cell office:value-type="float" office:value="5.47" calcext:value-type="float">
            <text:p>5,47</text:p>
          </table:table-cell>
          <table:table-cell office:value-type="float" office:value="7.17" calcext:value-type="float">
            <text:p>7,1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.00.0000</text:date>, <text:time style:data-style-name="N2" text:time-value="21:57:17.1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3.2$Windows_x86 LibreOffice_project/644e4637d1d8544fd9f56425bd6cec110e49301b</meta:generator>
    <dc:date>2016-06-21T21:59:37.309000000</dc:date>
    <meta:editing-duration>PT35M16S</meta:editing-duration>
    <meta:editing-cycles>20</meta:editing-cycles>
    <meta:document-statistic meta:table-count="1" meta:cell-count="23" meta:object-count="0"/>
  </office:meta>
</office:document-meta>
</file>